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Arial Unicode MS" style:font-family-generic="system" style:font-pitch="variable"/>
    <style:font-face style:name="FZSongTi" svg:font-family="FZSongTi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reqcell" style:family="table-cell" style:parent-style-name="Default">
      <style:table-cell-properties fo:background-color="#ffffcc" fo:border="0.0008in solid #000000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s1val1" table:condition="of:cell-content-is-in-list(&quot;Create&quot;;&quot;Delete&quot;;&quot;Update&quot;)" table:allow-empty-cell="true" table:display-list="unsorted" table:base-cell-address="'VAT_Codes'.A1048576">
          <table:error-message table:message-type="stop" table:display="true"/>
        </table:content-validation>
        <table:content-validation table:name="s1val2" table:condition="of:cell-content-is-in-list(&quot;No&quot;;&quot;Yes&quot;)" table:allow-empty-cell="true" table:display-list="unsorted" table:base-cell-address="'VAT_Codes'.D1048576">
          <table:error-message table:message-type="stop" table:display="true"/>
        </table:content-validation>
        <table:content-validation table:name="s3val1" table:condition="of:cell-content-is-in-list(&quot;Arabic&quot;;&quot;Canadian French&quot;;&quot;Chinese-Simplified&quot;;&quot;Chinese-Traditional&quot;;&quot;Croatian&quot;;&quot;Czech&quot;;&quot;Danish&quot;;&quot;Dutch&quot;;&quot;English&quot;;&quot;Finnish&quot;;&quot;French&quot;;&quot;German&quot;;&quot;Greek&quot;;&quot;Hebrew&quot;;&quot;Hungarian&quot;;&quot;Italian&quot;;&quot;Japanese&quot;;&quot;Korean&quot;;&quot;Latin American Spanish&quot;;&quot;Lithuanian&quot;;&quot;Norwegian&quot;;&quot;Polish&quot;;&quot;Portuguese&quot;;&quot;Portuguese-Brazil&quot;;&quot;Romanian&quot;;&quot;Russian&quot;;&quot;Slovak&quot;;&quot;Slovenian&quot;;&quot;Spanish&quot;;&quot;Swedish&quot;;&quot;Thai&quot;;&quot;Turkish&quot;)" table:allow-empty-cell="true" table:display-list="unsorted" table:base-cell-address="'VAT_Code_Translations'.B1048576">
          <table:error-message table:message-type="stop" table:display="true"/>
        </table:content-validation>
        <table:content-validation table:name="s3val2" table:condition="of:cell-content-is-in-list(&quot;Create&quot;;&quot;Delete&quot;;&quot;Update&quot;)" table:allow-empty-cell="true" table:display-list="unsorted" table:base-cell-address="'VAT_Code_Translations'.A1048576">
          <table:error-message table:message-type="stop" table:display="true"/>
        </table:content-validation>
        <table:content-validation table:name="s2val1" table:condition="of:cell-content-is-in-list(&quot;Create&quot;;&quot;Delete&quot;;&quot;Update&quot;)" table:allow-empty-cell="true" table:display-list="unsorted" table:base-cell-address="'VAT_Rates'.A1048576">
          <table:error-message table:message-type="stop" table:display="true"/>
        </table:content-validation>
        <table:content-validation table:name="s4val1" table:condition="of:cell-content-is-in-list(&quot;No&quot;;&quot;Yes&quot;)" table:allow-empty-cell="true" table:display-list="unsorted" table:base-cell-address="'VAT_Regions'.E1048576">
          <table:error-message table:message-type="stop" table:display="true"/>
        </table:content-validation>
        <table:content-validation table:name="s4val2" table:condition="of:cell-content-is-in-list(&quot;Create&quot;;&quot;Delete&quot;;&quot;Update&quot;)" table:allow-empty-cell="true" table:display-list="unsorted" table:base-cell-address="'VAT_Regions'.A1048576">
          <table:error-message table:message-type="stop" table:display="true"/>
        </table:content-validation>
        <table:content-validation table:name="s4val3" table:condition="of:cell-content-is-in-list(&quot;Custom&quot;;&quot;Exempt&quot;;&quot;Simple&quot;)" table:allow-empty-cell="true" table:display-list="unsorted" table:base-cell-address="'VAT_Regions'.G1048576">
          <table:error-message table:message-type="stop" table:display="true"/>
        </table:content-validation>
        <table:content-validation table:name="s4val4" table:condition="of:cell-content-is-in-list(&quot;Base EU Region&quot;;&quot;EU Member&quot;;&quot;Non-Member&quot;)" table:allow-empty-cell="true" table:display-list="unsorted" table:base-cell-address="'VAT_Regions'.D1048576">
          <table:error-message table:message-type="stop" table:display="true"/>
        </table:content-validation>
        <table:content-validation table:name="s5val1" table:condition="of:cell-content-is-in-list(&quot;Create&quot;;&quot;Delete&quot;;&quot;Update&quot;)" table:allow-empty-cell="true" table:display-list="unsorted" table:base-cell-address="'VAT_Region_Translations'.A1048576">
          <table:error-message table:message-type="stop" table:display="true"/>
        </table:content-validation>
        <table:content-validation table:name="s5val2" table:condition="of:cell-content-is-in-list(&quot;Arabic&quot;;&quot;Canadian French&quot;;&quot;Chinese-Simplified&quot;;&quot;Chinese-Traditional&quot;;&quot;Croatian&quot;;&quot;Czech&quot;;&quot;Danish&quot;;&quot;Dutch&quot;;&quot;English&quot;;&quot;Finnish&quot;;&quot;French&quot;;&quot;German&quot;;&quot;Greek&quot;;&quot;Hebrew&quot;;&quot;Hungarian&quot;;&quot;Italian&quot;;&quot;Japanese&quot;;&quot;Korean&quot;;&quot;Latin American Spanish&quot;;&quot;Lithuanian&quot;;&quot;Norwegian&quot;;&quot;Polish&quot;;&quot;Portuguese&quot;;&quot;Portuguese-Brazil&quot;;&quot;Romanian&quot;;&quot;Russian&quot;;&quot;Slovak&quot;;&quot;Slovenian&quot;;&quot;Spanish&quot;;&quot;Swedish&quot;;&quot;Thai&quot;;&quot;Turkish&quot;)" table:allow-empty-cell="true" table:display-list="unsorted" table:base-cell-address="'VAT_Region_Translations'.B1048576">
          <table:error-message table:message-type="stop" table:display="true"/>
        </table:content-validation>
      </table:content-validations>
      <table:table table:name="VAT_Codes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cl. In N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MLT-Re</text:p>
          </table:table-cell>
          <table:table-cell office:value-type="string">
            <text:p>Malta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MLT-R2</text:p>
          </table:table-cell>
          <table:table-cell office:value-type="string">
            <text:p>Malta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MLT-St</text:p>
          </table:table-cell>
          <table:table-cell office:value-type="string">
            <text:p>Malta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MLT-Ze</text:p>
          </table:table-cell>
          <table:table-cell office:value-type="string">
            <text:p>Malta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NLD-Ex</text:p>
          </table:table-cell>
          <table:table-cell office:value-type="string">
            <text:p>Netherlands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NLD-Re</text:p>
          </table:table-cell>
          <table:table-cell office:value-type="string">
            <text:p>Netherlands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NLD-St</text:p>
          </table:table-cell>
          <table:table-cell office:value-type="string">
            <text:p>Netherlands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POL-Ex</text:p>
          </table:table-cell>
          <table:table-cell office:value-type="string">
            <text:p>Poland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POL-Re</text:p>
          </table:table-cell>
          <table:table-cell office:value-type="string">
            <text:p>Poland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POL-R2</text:p>
          </table:table-cell>
          <table:table-cell office:value-type="string">
            <text:p>Poland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POL-St</text:p>
          </table:table-cell>
          <table:table-cell office:value-type="string">
            <text:p>Poland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PRT-Ex</text:p>
          </table:table-cell>
          <table:table-cell office:value-type="string">
            <text:p>Portugal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PRT-Pa</text:p>
          </table:table-cell>
          <table:table-cell office:value-type="string">
            <text:p>Portugal-Parking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PRT-Re</text:p>
          </table:table-cell>
          <table:table-cell office:value-type="string">
            <text:p>Portugal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PRT-R2</text:p>
          </table:table-cell>
          <table:table-cell office:value-type="string">
            <text:p>Portugal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PRT-St</text:p>
          </table:table-cell>
          <table:table-cell office:value-type="string">
            <text:p>Portugal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ROU-Ex</text:p>
          </table:table-cell>
          <table:table-cell office:value-type="string">
            <text:p>Romania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ROU-Re</text:p>
          </table:table-cell>
          <table:table-cell office:value-type="string">
            <text:p>Romania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ROU-R2</text:p>
          </table:table-cell>
          <table:table-cell office:value-type="string">
            <text:p>Romania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ROU-St</text:p>
          </table:table-cell>
          <table:table-cell office:value-type="string">
            <text:p>Romania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ROW-Ex</text:p>
          </table:table-cell>
          <table:table-cell office:value-type="string">
            <text:p>ROW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VK-Ex</text:p>
          </table:table-cell>
          <table:table-cell office:value-type="string">
            <text:p>Slovakia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VK-Re</text:p>
          </table:table-cell>
          <table:table-cell office:value-type="string">
            <text:p>Slovakia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VK-St</text:p>
          </table:table-cell>
          <table:table-cell office:value-type="string">
            <text:p>Slovakia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VN-Ex</text:p>
          </table:table-cell>
          <table:table-cell office:value-type="string">
            <text:p>Slovenia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VN-Re</text:p>
          </table:table-cell>
          <table:table-cell office:value-type="string">
            <text:p>Slovenia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VN-St</text:p>
          </table:table-cell>
          <table:table-cell office:value-type="string">
            <text:p>Slovenia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WE-Ex</text:p>
          </table:table-cell>
          <table:table-cell office:value-type="string">
            <text:p>Sweden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WE-Re</text:p>
          </table:table-cell>
          <table:table-cell office:value-type="string">
            <text:p>Sweden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WE-R2</text:p>
          </table:table-cell>
          <table:table-cell office:value-type="string">
            <text:p>Sweden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WE-St</text:p>
          </table:table-cell>
          <table:table-cell office:value-type="string">
            <text:p>Sweden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UK-Ex</text:p>
          </table:table-cell>
          <table:table-cell office:value-type="string">
            <text:p>UK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UK-St</text:p>
          </table:table-cell>
          <table:table-cell office:value-type="string">
            <text:p>UK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UK-Re</text:p>
          </table:table-cell>
          <table:table-cell office:value-type="string">
            <text:p>UK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UK-Ze</text:p>
          </table:table-cell>
          <table:table-cell office:value-type="string">
            <text:p>UK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EIM-Ze</text:p>
          </table:table-cell>
          <table:table-cell office:value-type="string">
            <text:p>EU Import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WI-Re</text:p>
          </table:table-cell>
          <table:table-cell office:value-type="string">
            <text:p>Switzerland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BEL-Ze</text:p>
          </table:table-cell>
          <table:table-cell office:value-type="string">
            <text:p>Belgium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AUS-Ze</text:p>
          </table:table-cell>
          <table:table-cell office:value-type="string">
            <text:p>Australiea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AUT-Ze</text:p>
          </table:table-cell>
          <table:table-cell office:value-type="string">
            <text:p>Austria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CYP-Ze</text:p>
          </table:table-cell>
          <table:table-cell office:value-type="string">
            <text:p>Cyprus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CZE-Ze</text:p>
          </table:table-cell>
          <table:table-cell office:value-type="string">
            <text:p>Czech Republic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DNK-Ze</text:p>
          </table:table-cell>
          <table:table-cell office:value-type="string">
            <text:p>Denmark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EST-Ze</text:p>
          </table:table-cell>
          <table:table-cell office:value-type="string">
            <text:p>Estonia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FIN-Ze</text:p>
          </table:table-cell>
          <table:table-cell office:value-type="string">
            <text:p>Finland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FRA-Sr</text:p>
          </table:table-cell>
          <table:table-cell office:value-type="string">
            <text:p>France-Super 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FRA-Ze</text:p>
          </table:table-cell>
          <table:table-cell office:value-type="string">
            <text:p>France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DEU-Ze</text:p>
          </table:table-cell>
          <table:table-cell office:value-type="string">
            <text:p>Germany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GRC-Ze</text:p>
          </table:table-cell>
          <table:table-cell office:value-type="string">
            <text:p>Greece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HUN-Ze</text:p>
          </table:table-cell>
          <table:table-cell office:value-type="string">
            <text:p>Hungary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IRL-Sr</text:p>
          </table:table-cell>
          <table:table-cell office:value-type="string">
            <text:p>Irish Republic-Super 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ITA-Sr</text:p>
          </table:table-cell>
          <table:table-cell office:value-type="string">
            <text:p>Italy-Super 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LVA-Se</text:p>
          </table:table-cell>
          <table:table-cell office:value-type="string">
            <text:p>Lativa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LUX-Ze</text:p>
          </table:table-cell>
          <table:table-cell office:value-type="string">
            <text:p>Luxembourg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LUX-Sr</text:p>
          </table:table-cell>
          <table:table-cell office:value-type="string">
            <text:p>Luzembourg-Super 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NLD-Ze</text:p>
          </table:table-cell>
          <table:table-cell office:value-type="string">
            <text:p>Netherlands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POL-Ze</text:p>
          </table:table-cell>
          <table:table-cell office:value-type="string">
            <text:p>Poland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PRT-Ze</text:p>
          </table:table-cell>
          <table:table-cell office:value-type="string">
            <text:p>Portugal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ROU-Ze</text:p>
          </table:table-cell>
          <table:table-cell office:value-type="string">
            <text:p>Romania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VK-Ze</text:p>
          </table:table-cell>
          <table:table-cell office:value-type="string">
            <text:p>Slovakia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VN-Ze</text:p>
          </table:table-cell>
          <table:table-cell office:value-type="string">
            <text:p>Slovenia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ESP-Sr</text:p>
          </table:table-cell>
          <table:table-cell office:value-type="string">
            <text:p>Spain-Super 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ESP-Ze</text:p>
          </table:table-cell>
          <table:table-cell office:value-type="string">
            <text:p>Spain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WE-Ze</text:p>
          </table:table-cell>
          <table:table-cell office:value-type="string">
            <text:p>Sweden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UK-Bun</text:p>
          </table:table-cell>
          <table:table-cell office:value-type="string">
            <text:p>UK-Bundle 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ITA-R2</text:p>
          </table:table-cell>
          <table:table-cell office:value-type="string">
            <text:p>Italy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ITA-Ze</text:p>
          </table:table-cell>
          <table:table-cell office:value-type="string">
            <text:p>Italy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LVA-Ze</text:p>
          </table:table-cell>
          <table:table-cell office:value-type="string">
            <text:p>Latvia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WI-Ze</text:p>
          </table:table-cell>
          <table:table-cell office:value-type="string">
            <text:p>Switzerland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WI-R2</text:p>
          </table:table-cell>
          <table:table-cell office:value-type="string">
            <text:p>Switzerland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SWI-St</text:p>
          </table:table-cell>
          <table:table-cell office:value-type="string">
            <text:p>Switzerland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AZO-Ze</text:p>
          </table:table-cell>
          <table:table-cell office:value-type="string">
            <text:p>Azores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HRV-Ex</text:p>
          </table:table-cell>
          <table:table-cell office:value-type="string">
            <text:p>Croatia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AZO-Ex</text:p>
          </table:table-cell>
          <table:table-cell office:value-type="string">
            <text:p>Azores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AZO-R1</text:p>
          </table:table-cell>
          <table:table-cell office:value-type="string">
            <text:p>Azores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AZO-R2</text:p>
          </table:table-cell>
          <table:table-cell office:value-type="string">
            <text:p>Azores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AZO-St</text:p>
          </table:table-cell>
          <table:table-cell office:value-type="string">
            <text:p>Azores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MAD-Ex</text:p>
          </table:table-cell>
          <table:table-cell office:value-type="string">
            <text:p>Madeira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MAD-R2</text:p>
          </table:table-cell>
          <table:table-cell office:value-type="string">
            <text:p>Madeira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MAD-Re</text:p>
          </table:table-cell>
          <table:table-cell office:value-type="string">
            <text:p>Madeira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MAD-St</text:p>
          </table:table-cell>
          <table:table-cell office:value-type="string">
            <text:p>Madeira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MAD-Ze</text:p>
          </table:table-cell>
          <table:table-cell office:value-type="string">
            <text:p>Madeira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AZO-Re</text:p>
          </table:table-cell>
          <table:table-cell office:value-type="string">
            <text:p>Azores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NZE-St</text:p>
          </table:table-cell>
          <table:table-cell office:value-type="string">
            <text:p>New Zealand - 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NZE-Ze</text:p>
          </table:table-cell>
          <table:table-cell office:value-type="string">
            <text:p>New Zealand - 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US-St</text:p>
          </table:table-cell>
          <table:table-cell office:value-type="string">
            <text:p>US-Standard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AUS-Ex</text:p>
          </table:table-cell>
          <table:table-cell office:value-type="string">
            <text:p>Australia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AUS-St</text:p>
          </table:table-cell>
          <table:table-cell office:value-type="string">
            <text:p>Australia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AUT-Ex</text:p>
          </table:table-cell>
          <table:table-cell office:value-type="string">
            <text:p>Austria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AUT-Pa</text:p>
          </table:table-cell>
          <table:table-cell office:value-type="string">
            <text:p>Austria-Parking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AUT-Re</text:p>
          </table:table-cell>
          <table:table-cell office:value-type="string">
            <text:p>Austria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AUT-R2</text:p>
          </table:table-cell>
          <table:table-cell office:value-type="string">
            <text:p>Austria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AUT-St</text:p>
          </table:table-cell>
          <table:table-cell office:value-type="string">
            <text:p>Austria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BEL-Ex</text:p>
          </table:table-cell>
          <table:table-cell office:value-type="string">
            <text:p>Belgium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BEL-Re</text:p>
          </table:table-cell>
          <table:table-cell office:value-type="string">
            <text:p>Belgium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BEL-R2</text:p>
          </table:table-cell>
          <table:table-cell office:value-type="string">
            <text:p>Belgium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BEL-St</text:p>
          </table:table-cell>
          <table:table-cell office:value-type="string">
            <text:p>Belgium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BGR-Ex</text:p>
          </table:table-cell>
          <table:table-cell office:value-type="string">
            <text:p>Bulgaria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BGR-Re</text:p>
          </table:table-cell>
          <table:table-cell office:value-type="string">
            <text:p>Bulgaria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BGR-St</text:p>
          </table:table-cell>
          <table:table-cell office:value-type="string">
            <text:p>Bulgaria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BGR-Ze</text:p>
          </table:table-cell>
          <table:table-cell office:value-type="string">
            <text:p>Bulgaria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CYP-Ex</text:p>
          </table:table-cell>
          <table:table-cell office:value-type="string">
            <text:p>Cyprus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CYP-Re</text:p>
          </table:table-cell>
          <table:table-cell office:value-type="string">
            <text:p>Cyprus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CYP-R2</text:p>
          </table:table-cell>
          <table:table-cell office:value-type="string">
            <text:p>Cyprus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CYP-St</text:p>
          </table:table-cell>
          <table:table-cell office:value-type="string">
            <text:p>Cyprus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CZE-Ex</text:p>
          </table:table-cell>
          <table:table-cell office:value-type="string">
            <text:p>Czech Republic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CZE-Re</text:p>
          </table:table-cell>
          <table:table-cell office:value-type="string">
            <text:p>Czech Republic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CZE-R2</text:p>
          </table:table-cell>
          <table:table-cell office:value-type="string">
            <text:p>Czech Republic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CZE-St</text:p>
          </table:table-cell>
          <table:table-cell office:value-type="string">
            <text:p>Czech Republic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DEU-Ex</text:p>
          </table:table-cell>
          <table:table-cell office:value-type="string">
            <text:p>Germany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DEU-Re</text:p>
          </table:table-cell>
          <table:table-cell office:value-type="string">
            <text:p>Germany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DEU-St</text:p>
          </table:table-cell>
          <table:table-cell office:value-type="string">
            <text:p>Germany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DNK-Ex</text:p>
          </table:table-cell>
          <table:table-cell office:value-type="string">
            <text:p>Denmark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DNK-St</text:p>
          </table:table-cell>
          <table:table-cell office:value-type="string">
            <text:p>Denmark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ESP-Ex</text:p>
          </table:table-cell>
          <table:table-cell office:value-type="string">
            <text:p>Spain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ESP-Re</text:p>
          </table:table-cell>
          <table:table-cell office:value-type="string">
            <text:p>Spain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ESP-St</text:p>
          </table:table-cell>
          <table:table-cell office:value-type="string">
            <text:p>Spain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CAI-St</text:p>
          </table:table-cell>
          <table:table-cell office:value-type="string">
            <text:p>Canary Islands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CAI-Ex</text:p>
          </table:table-cell>
          <table:table-cell office:value-type="string">
            <text:p>Canary Islands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EST-Ex</text:p>
          </table:table-cell>
          <table:table-cell office:value-type="string">
            <text:p>Estonia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EST-Re</text:p>
          </table:table-cell>
          <table:table-cell office:value-type="string">
            <text:p>Estonia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EST-St</text:p>
          </table:table-cell>
          <table:table-cell office:value-type="string">
            <text:p>Estonia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FIN-Ex</text:p>
          </table:table-cell>
          <table:table-cell office:value-type="string">
            <text:p>Finland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FIN-R2</text:p>
          </table:table-cell>
          <table:table-cell office:value-type="string">
            <text:p>Finland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FIN-Re</text:p>
          </table:table-cell>
          <table:table-cell office:value-type="string">
            <text:p>Finland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FIN-St</text:p>
          </table:table-cell>
          <table:table-cell office:value-type="string">
            <text:p>Finland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FRA-Ex</text:p>
          </table:table-cell>
          <table:table-cell office:value-type="string">
            <text:p>France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FRA-R2</text:p>
          </table:table-cell>
          <table:table-cell office:value-type="string">
            <text:p>France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FRA-Re</text:p>
          </table:table-cell>
          <table:table-cell office:value-type="string">
            <text:p>France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FRA-St</text:p>
          </table:table-cell>
          <table:table-cell office:value-type="string">
            <text:p>France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GRC-Ex</text:p>
          </table:table-cell>
          <table:table-cell office:value-type="string">
            <text:p>Greece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GRC-R2</text:p>
          </table:table-cell>
          <table:table-cell office:value-type="string">
            <text:p>Greece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GRC-Re</text:p>
          </table:table-cell>
          <table:table-cell office:value-type="string">
            <text:p>Greece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GRC-St</text:p>
          </table:table-cell>
          <table:table-cell office:value-type="string">
            <text:p>Greece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HRV-R2</text:p>
          </table:table-cell>
          <table:table-cell office:value-type="string">
            <text:p>Croatia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HRV-Re</text:p>
          </table:table-cell>
          <table:table-cell office:value-type="string">
            <text:p>Croatia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HRV-St</text:p>
          </table:table-cell>
          <table:table-cell office:value-type="string">
            <text:p>Croatia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HRV-Ze</text:p>
          </table:table-cell>
          <table:table-cell office:value-type="string">
            <text:p>Croatia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HUN-Ex</text:p>
          </table:table-cell>
          <table:table-cell office:value-type="string">
            <text:p>Hungary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HUN-Re</text:p>
          </table:table-cell>
          <table:table-cell office:value-type="string">
            <text:p>Hungary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HUN-R2</text:p>
          </table:table-cell>
          <table:table-cell office:value-type="string">
            <text:p>Hungary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HUN-St</text:p>
          </table:table-cell>
          <table:table-cell office:value-type="string">
            <text:p>Hungary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IRL-Ex</text:p>
          </table:table-cell>
          <table:table-cell office:value-type="string">
            <text:p>Irish Republic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IRL-Pa</text:p>
          </table:table-cell>
          <table:table-cell office:value-type="string">
            <text:p>Irish Republic-Parking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IRL-Re</text:p>
          </table:table-cell>
          <table:table-cell office:value-type="string">
            <text:p>Irish Republic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IRL-R2</text:p>
          </table:table-cell>
          <table:table-cell office:value-type="string">
            <text:p>Irish Republic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IRL-St</text:p>
          </table:table-cell>
          <table:table-cell office:value-type="string">
            <text:p>Irish Republic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IRL-Ze</text:p>
          </table:table-cell>
          <table:table-cell office:value-type="string">
            <text:p>Irish Republic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ITA-Ex</text:p>
          </table:table-cell>
          <table:table-cell office:value-type="string">
            <text:p>Italy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ITA-St</text:p>
          </table:table-cell>
          <table:table-cell office:value-type="string">
            <text:p>Italy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ITA-Re</text:p>
          </table:table-cell>
          <table:table-cell office:value-type="string">
            <text:p>Italy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ITA-S2</text:p>
          </table:table-cell>
          <table:table-cell office:value-type="string">
            <text:p>Italy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LTU-Ex</text:p>
          </table:table-cell>
          <table:table-cell office:value-type="string">
            <text:p>Lithuania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LTU-Re</text:p>
          </table:table-cell>
          <table:table-cell office:value-type="string">
            <text:p>Lithuania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LTU-R2</text:p>
          </table:table-cell>
          <table:table-cell office:value-type="string">
            <text:p>Lithuania-Reduced Rate 2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LTU-St</text:p>
          </table:table-cell>
          <table:table-cell office:value-type="string">
            <text:p>Lithuania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LTU-Ze</text:p>
          </table:table-cell>
          <table:table-cell office:value-type="string">
            <text:p>Lithuania-Zero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LUX-Ex</text:p>
          </table:table-cell>
          <table:table-cell office:value-type="string">
            <text:p>Luxembourg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LUX-Pa</text:p>
          </table:table-cell>
          <table:table-cell office:value-type="string">
            <text:p>Luxembourg-Parking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LUX-Re</text:p>
          </table:table-cell>
          <table:table-cell office:value-type="string">
            <text:p>Luxembourg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LUX-St</text:p>
          </table:table-cell>
          <table:table-cell office:value-type="string">
            <text:p>Luxembourg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LVA-Ex</text:p>
          </table:table-cell>
          <table:table-cell office:value-type="string">
            <text:p>Latvia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LVA-Re</text:p>
          </table:table-cell>
          <table:table-cell office:value-type="string">
            <text:p>Latvia-Reduce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LVA-St</text:p>
          </table:table-cell>
          <table:table-cell office:value-type="string">
            <text:p>Latvia-Standard Rate</text:p>
          </table:table-cell>
          <table:table-cell table:content-validation-name="s1val2"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MLT-Ex</text:p>
          </table:table-cell>
          <table:table-cell office:value-type="string">
            <text:p>Malta-VAT Exempt</text:p>
          </table:table-cell>
          <table:table-cell table:content-validation-name="s1val2" office:value-type="string">
            <text:p>No</text:p>
          </table:table-cell>
        </table:table-row>
        <table:table-row table:style-name="ro1" table:number-rows-repeated="9835">
          <table:table-cell table:content-validation-name="s1val1"/>
          <table:table-cell/>
          <table:table-cell/>
          <table:table-cell table:content-validation-name="s1val2"/>
        </table:table-row>
        <table:table-row table:style-name="ro1">
          <table:table-cell table:content-validation-name="s1val1"/>
          <table:table-cell/>
          <table:table-cell/>
          <table:table-cell table:content-validation-name="s1val2"/>
        </table:table-row>
      </table:table>
      <table:table table:name="VAT_Code_Translations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s3val2"/>
          <table:table-cell table:content-validation-name="s3val1"/>
          <table:table-cell/>
          <table:table-cell/>
        </table:table-row>
        <table:table-row table:style-name="ro1">
          <table:table-cell table:content-validation-name="s3val2"/>
          <table:table-cell table:content-validation-name="s3val1"/>
          <table:table-cell/>
          <table:table-cell/>
        </table:table-row>
      </table:table>
      <table:table table:name="VAT_Rates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Active Date</text:p>
          </table:table-cell>
          <table:table-cell table:style-name="ce1" office:value-type="string">
            <text:p>New Active Date</text:p>
          </table:table-cell>
          <table:table-cell table:style-name="ce1" office:value-type="string">
            <text:p>Rate (%)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RL-Pa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3.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RL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9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RL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3.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RL-Sr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4.8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RL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3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RL-Z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TA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TA-Sr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4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TA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2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TA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TA-S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TU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TU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TU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9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TU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1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TU-Z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UX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UX-Pa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4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UX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8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UX-Sr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3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UX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7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VA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VA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2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VA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1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MLT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MLT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MLT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7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MLT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8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MLT-Z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NLD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NLD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6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NLD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1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POL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POL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POL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8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POL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3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PRT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PRT-Pa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3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PRT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6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PRT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3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PRT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3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ROU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ROU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ROU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9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ROU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ROW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VK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VK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VK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VN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VN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9.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VN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2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WE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WE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2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WE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6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WE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UK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UK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UK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UK-Z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EIM-Z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UT-Re</text:p>
          </table:table-cell>
          <table:table-cell office:value-type="string">
            <text:p>09-DEC-16</text:p>
          </table:table-cell>
          <table:table-cell office:value-type="string">
            <text:p>09-DEC-16</text:p>
          </table:table-cell>
          <table:table-cell office:value-type="string">
            <text:p>1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WI-Re</text:p>
          </table:table-cell>
          <table:table-cell office:value-type="string">
            <text:p>05-DEC-18</text:p>
          </table:table-cell>
          <table:table-cell office:value-type="string">
            <text:p>05-DEC-18</text:p>
          </table:table-cell>
          <table:table-cell office:value-type="string">
            <text:p>2.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BEL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US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UT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CYP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CZE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DNK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EST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IN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RA-Sr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2.1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RA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DEU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GRC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HUN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RL-Sr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4.8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TA-Sr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4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VA-S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UX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UX-Sr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3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NLD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POL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PRT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ROU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VK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VN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ESP-Sr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4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ESP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WE-Ze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UK-Bun</text:p>
          </table:table-cell>
          <table:table-cell office:value-type="string">
            <text:p>23-NOV-17</text:p>
          </table:table-cell>
          <table:table-cell office:value-type="string">
            <text:p>23-NOV-17</text:p>
          </table:table-cell>
          <table:table-cell office:value-type="string">
            <text:p>6.2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TA-R2</text:p>
          </table:table-cell>
          <table:table-cell office:value-type="string">
            <text:p>24-JAN-18</text:p>
          </table:table-cell>
          <table:table-cell office:value-type="string">
            <text:p>24-JAN-18</text:p>
          </table:table-cell>
          <table:table-cell office:value-type="string">
            <text:p>1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WI-Ze</text:p>
          </table:table-cell>
          <table:table-cell office:value-type="string">
            <text:p>05-DEC-18</text:p>
          </table:table-cell>
          <table:table-cell office:value-type="string">
            <text:p>05-DEC-18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WI-R2</text:p>
          </table:table-cell>
          <table:table-cell office:value-type="string">
            <text:p>05-DEC-18</text:p>
          </table:table-cell>
          <table:table-cell office:value-type="string">
            <text:p>05-DEC-18</text:p>
          </table:table-cell>
          <table:table-cell office:value-type="string">
            <text:p>3.7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WI-St</text:p>
          </table:table-cell>
          <table:table-cell office:value-type="string">
            <text:p>05-DEC-18</text:p>
          </table:table-cell>
          <table:table-cell office:value-type="string">
            <text:p>05-DEC-18</text:p>
          </table:table-cell>
          <table:table-cell office:value-type="string">
            <text:p>7.7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ZO-Ze</text:p>
          </table:table-cell>
          <table:table-cell office:value-type="string">
            <text:p>26-JUN-18</text:p>
          </table:table-cell>
          <table:table-cell office:value-type="string">
            <text:p>26-JUN-18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CYP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CZE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DEU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DNK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ESP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EST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IN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RA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GRC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HRV-Ex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HUN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TA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UX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VA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NLD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POL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PRT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ROU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VK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VN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WE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ZO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ZO-R1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9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ZO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4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ZO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8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NLD-Re</text:p>
          </table:table-cell>
          <table:table-cell office:value-type="string">
            <text:p>04-JAN-19</text:p>
          </table:table-cell>
          <table:table-cell office:value-type="string">
            <text:p>04-JAN-19</text:p>
          </table:table-cell>
          <table:table-cell office:value-type="string">
            <text:p>9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MAD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MAD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MAD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2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MAD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2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MAD-Z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ZO-Re</text:p>
          </table:table-cell>
          <table:table-cell office:value-type="string">
            <text:p>26-JUN-18</text:p>
          </table:table-cell>
          <table:table-cell office:value-type="string">
            <text:p>26-JUN-18</text:p>
          </table:table-cell>
          <table:table-cell office:value-type="string">
            <text:p>6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US-St</text:p>
          </table:table-cell>
          <table:table-cell office:value-type="string">
            <text:p>05-APR-19</text:p>
          </table:table-cell>
          <table:table-cell office:value-type="string">
            <text:p>05-APR-19</text:p>
          </table:table-cell>
          <table:table-cell office:value-type="string">
            <text:p>8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NZE-St</text:p>
          </table:table-cell>
          <table:table-cell office:value-type="string">
            <text:p>30-NOV-16</text:p>
          </table:table-cell>
          <table:table-cell office:value-type="string">
            <text:p>30-NOV-16</text:p>
          </table:table-cell>
          <table:table-cell office:value-type="string">
            <text:p>1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NZE-Ze</text:p>
          </table:table-cell>
          <table:table-cell office:value-type="string">
            <text:p>30-NOV-16</text:p>
          </table:table-cell>
          <table:table-cell office:value-type="string">
            <text:p>30-NOV-16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TA-Re</text:p>
          </table:table-cell>
          <table:table-cell office:value-type="string">
            <text:p>09-DEC-16</text:p>
          </table:table-cell>
          <table:table-cell office:value-type="string">
            <text:p>09-DEC-16</text:p>
          </table:table-cell>
          <table:table-cell office:value-type="string">
            <text:p>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TA-S2</text:p>
          </table:table-cell>
          <table:table-cell office:value-type="string">
            <text:p>09-DEC-16</text:p>
          </table:table-cell>
          <table:table-cell office:value-type="string">
            <text:p>09-DEC-16</text:p>
          </table:table-cell>
          <table:table-cell office:value-type="string">
            <text:p>1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WE-Re</text:p>
          </table:table-cell>
          <table:table-cell office:value-type="string">
            <text:p>09-DEC-16</text:p>
          </table:table-cell>
          <table:table-cell office:value-type="string">
            <text:p>09-DEC-16</text:p>
          </table:table-cell>
          <table:table-cell office:value-type="string">
            <text:p>6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WE-R2</text:p>
          </table:table-cell>
          <table:table-cell office:value-type="string">
            <text:p>09-DEC-16</text:p>
          </table:table-cell>
          <table:table-cell office:value-type="string">
            <text:p>09-DEC-16</text:p>
          </table:table-cell>
          <table:table-cell office:value-type="string">
            <text:p>12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RA-Re</text:p>
          </table:table-cell>
          <table:table-cell office:value-type="string">
            <text:p>04-JAN-17</text:p>
          </table:table-cell>
          <table:table-cell office:value-type="string">
            <text:p>04-JAN-17</text:p>
          </table:table-cell>
          <table:table-cell office:value-type="string">
            <text:p>6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RA-Sr</text:p>
          </table:table-cell>
          <table:table-cell office:value-type="string">
            <text:p>04-JAN-17</text:p>
          </table:table-cell>
          <table:table-cell office:value-type="string">
            <text:p>04-JAN-17</text:p>
          </table:table-cell>
          <table:table-cell office:value-type="string">
            <text:p>2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GRC-St</text:p>
          </table:table-cell>
          <table:table-cell office:value-type="string">
            <text:p>04-JAN-17</text:p>
          </table:table-cell>
          <table:table-cell office:value-type="string">
            <text:p>04-JAN-17</text:p>
          </table:table-cell>
          <table:table-cell office:value-type="string">
            <text:p>23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RL-R2</text:p>
          </table:table-cell>
          <table:table-cell office:value-type="string">
            <text:p>04-JAN-17</text:p>
          </table:table-cell>
          <table:table-cell office:value-type="string">
            <text:p>04-JAN-17</text:p>
          </table:table-cell>
          <table:table-cell office:value-type="string">
            <text:p>14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RL-Sr</text:p>
          </table:table-cell>
          <table:table-cell office:value-type="string">
            <text:p>04-JAN-17</text:p>
          </table:table-cell>
          <table:table-cell office:value-type="string">
            <text:p>04-JAN-17</text:p>
          </table:table-cell>
          <table:table-cell office:value-type="string">
            <text:p>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UX-Pa</text:p>
          </table:table-cell>
          <table:table-cell office:value-type="string">
            <text:p>04-JAN-17</text:p>
          </table:table-cell>
          <table:table-cell office:value-type="string">
            <text:p>04-JAN-17</text:p>
          </table:table-cell>
          <table:table-cell office:value-type="string">
            <text:p>12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ROU-St</text:p>
          </table:table-cell>
          <table:table-cell office:value-type="string">
            <text:p>20-JAN-17</text:p>
          </table:table-cell>
          <table:table-cell office:value-type="string">
            <text:p>20-JAN-17</text:p>
          </table:table-cell>
          <table:table-cell office:value-type="string">
            <text:p>19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TA-S2</text:p>
          </table:table-cell>
          <table:table-cell office:value-type="string">
            <text:p>28-FEB-17</text:p>
          </table:table-cell>
          <table:table-cell office:value-type="string">
            <text:p>28-FEB-17</text:p>
          </table:table-cell>
          <table:table-cell office:value-type="string">
            <text:p>1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TA-Re</text:p>
          </table:table-cell>
          <table:table-cell office:value-type="string">
            <text:p>28-FEB-17</text:p>
          </table:table-cell>
          <table:table-cell office:value-type="string">
            <text:p>28-FEB-17</text:p>
          </table:table-cell>
          <table:table-cell office:value-type="string">
            <text:p>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WE-R2</text:p>
          </table:table-cell>
          <table:table-cell office:value-type="string">
            <text:p>28-FEB-17</text:p>
          </table:table-cell>
          <table:table-cell office:value-type="string">
            <text:p>28-FEB-17</text:p>
          </table:table-cell>
          <table:table-cell office:value-type="string">
            <text:p>12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SWE-Re</text:p>
          </table:table-cell>
          <table:table-cell office:value-type="string">
            <text:p>28-FEB-17</text:p>
          </table:table-cell>
          <table:table-cell office:value-type="string">
            <text:p>28-FEB-17</text:p>
          </table:table-cell>
          <table:table-cell office:value-type="string">
            <text:p>6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UT-Re</text:p>
          </table:table-cell>
          <table:table-cell office:value-type="string">
            <text:p>28-FEB-17</text:p>
          </table:table-cell>
          <table:table-cell office:value-type="string">
            <text:p>28-FEB-17</text:p>
          </table:table-cell>
          <table:table-cell office:value-type="string">
            <text:p>1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UX-Pa</text:p>
          </table:table-cell>
          <table:table-cell office:value-type="string">
            <text:p>28-FEB-17</text:p>
          </table:table-cell>
          <table:table-cell office:value-type="string">
            <text:p>28-FEB-17</text:p>
          </table:table-cell>
          <table:table-cell office:value-type="string">
            <text:p>12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RA-Sr</text:p>
          </table:table-cell>
          <table:table-cell office:value-type="string">
            <text:p>28-FEB-17</text:p>
          </table:table-cell>
          <table:table-cell office:value-type="string">
            <text:p>28-FEB-17</text:p>
          </table:table-cell>
          <table:table-cell office:value-type="string">
            <text:p>2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RA-Re</text:p>
          </table:table-cell>
          <table:table-cell office:value-type="string">
            <text:p>28-FEB-17</text:p>
          </table:table-cell>
          <table:table-cell office:value-type="string">
            <text:p>28-FEB-17</text:p>
          </table:table-cell>
          <table:table-cell office:value-type="string">
            <text:p>6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GRC-St</text:p>
          </table:table-cell>
          <table:table-cell office:value-type="string">
            <text:p>28-FEB-17</text:p>
          </table:table-cell>
          <table:table-cell office:value-type="string">
            <text:p>28-FEB-17</text:p>
          </table:table-cell>
          <table:table-cell office:value-type="string">
            <text:p>23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RL-Sr</text:p>
          </table:table-cell>
          <table:table-cell office:value-type="string">
            <text:p>28-FEB-17</text:p>
          </table:table-cell>
          <table:table-cell office:value-type="string">
            <text:p>28-FEB-17</text:p>
          </table:table-cell>
          <table:table-cell office:value-type="string">
            <text:p>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RL-R2</text:p>
          </table:table-cell>
          <table:table-cell office:value-type="string">
            <text:p>28-FEB-17</text:p>
          </table:table-cell>
          <table:table-cell office:value-type="string">
            <text:p>28-FEB-17</text:p>
          </table:table-cell>
          <table:table-cell office:value-type="string">
            <text:p>14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ROU-St</text:p>
          </table:table-cell>
          <table:table-cell office:value-type="string">
            <text:p>28-FEB-17</text:p>
          </table:table-cell>
          <table:table-cell office:value-type="string">
            <text:p>28-FEB-17</text:p>
          </table:table-cell>
          <table:table-cell office:value-type="string">
            <text:p>19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UK-Bun</text:p>
          </table:table-cell>
          <table:table-cell office:value-type="string">
            <text:p>04-JUL-17</text:p>
          </table:table-cell>
          <table:table-cell office:value-type="string">
            <text:p>04-JUL-17</text:p>
          </table:table-cell>
          <table:table-cell office:value-type="string">
            <text:p>6.2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LUX-Pa</text:p>
          </table:table-cell>
          <table:table-cell office:value-type="string">
            <text:p>04-JUL-17</text:p>
          </table:table-cell>
          <table:table-cell office:value-type="string">
            <text:p>04-JUL-17</text:p>
          </table:table-cell>
          <table:table-cell office:value-type="string">
            <text:p>14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RA-R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5.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RA-Sr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2.1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GRC-St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24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RL-R2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13.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RL-Sr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4.8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US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UT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BEL-Ze</text:p>
          </table:table-cell>
          <table:table-cell office:value-type="string">
            <text:p>04-AUG-17</text:p>
          </table:table-cell>
          <table:table-cell office:value-type="string">
            <text:p>04-AUG-17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US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US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UT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UT-Pa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3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UT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UT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3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AUT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BEL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BEL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6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BEL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2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BEL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1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BGR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BGR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9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BGR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BGR-Z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CYP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CYP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CYP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9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CYP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9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CZE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CZE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CZE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CZE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1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DEU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DEU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7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DEU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9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DNK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DNK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ESP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ESP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ESP-Sr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4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ESP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1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CAI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CAI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EST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EST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9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EST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IN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IN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4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IN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IN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4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RA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RA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RA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5.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RA-Sr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.1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FRA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GRC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GRC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3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GRC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6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GRC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4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HRV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3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HRV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HRV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HRV-Z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HUN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HUN-Re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5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HUN-R2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18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HUN-St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27</text:p>
          </table:table-cell>
        </table:table-row>
        <table:table-row table:style-name="ro1">
          <table:table-cell table:content-validation-name="s2val1" office:value-type="string">
            <text:p>Update</text:p>
          </table:table-cell>
          <table:table-cell office:value-type="string">
            <text:p>IRL-Ex</text:p>
          </table:table-cell>
          <table:table-cell office:value-type="string">
            <text:p>01-JAN-00</text:p>
          </table:table-cell>
          <table:table-cell office:value-type="string">
            <text:p>01-JAN-00</text:p>
          </table:table-cell>
          <table:table-cell office:value-type="string">
            <text:p>0</text:p>
          </table:table-cell>
        </table:table-row>
        <table:table-row table:style-name="ro1" table:number-rows-repeated="9777">
          <table:table-cell table:content-validation-name="s2val1"/>
          <table:table-cell/>
          <table:table-cell/>
          <table:table-cell/>
          <table:table-cell/>
        </table:table-row>
        <table:table-row table:style-name="ro1">
          <table:table-cell table:content-validation-name="s2val1"/>
          <table:table-cell/>
          <table:table-cell/>
          <table:table-cell/>
          <table:table-cell/>
        </table:table-row>
      </table:table>
      <table:table table:name="VAT_Regions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Region</text:p>
          </table:table-cell>
          <table:table-cell table:style-name="ce1" office:value-type="string">
            <text:p>VAT Region Description</text:p>
          </table:table-cell>
          <table:table-cell table:style-name="ce1" office:value-type="string">
            <text:p>VAT Region Type</text:p>
          </table:table-cell>
          <table:table-cell table:style-name="ce1" office:value-type="string">
            <text:p>Acquisition VAT</text:p>
          </table:table-cell>
          <table:table-cell table:style-name="ce1" office:value-type="string">
            <text:p>Reverse VAT Threshold</text:p>
          </table:table-cell>
          <table:table-cell table:style-name="ce1" office:value-type="string">
            <text:p>VAT Calc Typ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200</text:p>
          </table:table-cell>
          <table:table-cell office:value-type="string">
            <text:p>AUS - Australia</text:p>
          </table:table-cell>
          <table:table-cell table:content-validation-name="s4val4" office:value-type="string">
            <text:p>Non-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01</text:p>
          </table:table-cell>
          <table:table-cell office:value-type="string">
            <text:p>AUT - Austria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02</text:p>
          </table:table-cell>
          <table:table-cell office:value-type="string">
            <text:p>BEL - Belgium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03</text:p>
          </table:table-cell>
          <table:table-cell office:value-type="string">
            <text:p>BGR - Bulgaria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04</text:p>
          </table:table-cell>
          <table:table-cell office:value-type="string">
            <text:p>CYP - Cyprus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05</text:p>
          </table:table-cell>
          <table:table-cell office:value-type="string">
            <text:p>CZE - Czech Republic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06</text:p>
          </table:table-cell>
          <table:table-cell office:value-type="string">
            <text:p>DEU - Germany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07</text:p>
          </table:table-cell>
          <table:table-cell office:value-type="string">
            <text:p>DNK - Denmark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08</text:p>
          </table:table-cell>
          <table:table-cell office:value-type="string">
            <text:p>ESP - Spain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09</text:p>
          </table:table-cell>
          <table:table-cell office:value-type="string">
            <text:p>EST - Estonia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10</text:p>
          </table:table-cell>
          <table:table-cell office:value-type="string">
            <text:p>FIN - Finland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11</text:p>
          </table:table-cell>
          <table:table-cell office:value-type="string">
            <text:p>FRA - France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12</text:p>
          </table:table-cell>
          <table:table-cell office:value-type="string">
            <text:p>GRC - Greece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13</text:p>
          </table:table-cell>
          <table:table-cell office:value-type="string">
            <text:p>HRV - Croatia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14</text:p>
          </table:table-cell>
          <table:table-cell office:value-type="string">
            <text:p>HUN - Hungary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15</text:p>
          </table:table-cell>
          <table:table-cell office:value-type="string">
            <text:p>IRL - Irish Republic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16</text:p>
          </table:table-cell>
          <table:table-cell office:value-type="string">
            <text:p>ITA - Italy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17</text:p>
          </table:table-cell>
          <table:table-cell office:value-type="string">
            <text:p>LTU - Lithuania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18</text:p>
          </table:table-cell>
          <table:table-cell office:value-type="string">
            <text:p>LUX - Luxembourg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19</text:p>
          </table:table-cell>
          <table:table-cell office:value-type="string">
            <text:p>LVA - Latvia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20</text:p>
          </table:table-cell>
          <table:table-cell office:value-type="string">
            <text:p>MLT - Malta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21</text:p>
          </table:table-cell>
          <table:table-cell office:value-type="string">
            <text:p>NLD - Netherlands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22</text:p>
          </table:table-cell>
          <table:table-cell office:value-type="string">
            <text:p>POL - Poland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23</text:p>
          </table:table-cell>
          <table:table-cell office:value-type="string">
            <text:p>PRT - Portugal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24</text:p>
          </table:table-cell>
          <table:table-cell office:value-type="string">
            <text:p>ROU - Romania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25</text:p>
          </table:table-cell>
          <table:table-cell office:value-type="string">
            <text:p>SVK - Slovakia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26</text:p>
          </table:table-cell>
          <table:table-cell office:value-type="string">
            <text:p>SVN - Slovenia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27</text:p>
          </table:table-cell>
          <table:table-cell office:value-type="string">
            <text:p>SWE - Sweden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28</text:p>
          </table:table-cell>
          <table:table-cell office:value-type="string">
            <text:p>CAI - Spanish Canary Islands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100</text:p>
          </table:table-cell>
          <table:table-cell office:value-type="string">
            <text:p>UK  - UK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Yes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400</text:p>
          </table:table-cell>
          <table:table-cell office:value-type="string">
            <text:p>ROW - Rest of World</text:p>
          </table:table-cell>
          <table:table-cell table:content-validation-name="s4val4" office:value-type="string">
            <text:p>Non-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500</text:p>
          </table:table-cell>
          <table:table-cell office:value-type="string">
            <text:p>EU Imports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31</text:p>
          </table:table-cell>
          <table:table-cell office:value-type="string">
            <text:p>CHE-Switzerland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29</text:p>
          </table:table-cell>
          <table:table-cell office:value-type="string">
            <text:p>PRT - Azores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330</text:p>
          </table:table-cell>
          <table:table-cell office:value-type="string">
            <text:p>PRT - Madeira</text:p>
          </table:table-cell>
          <table:table-cell table:content-validation-name="s4val4" office:value-type="string">
            <text:p>EU 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>
          <table:table-cell table:content-validation-name="s4val2" office:value-type="string">
            <text:p>Update</text:p>
          </table:table-cell>
          <table:table-cell office:value-type="string">
            <text:p>201</text:p>
          </table:table-cell>
          <table:table-cell office:value-type="string">
            <text:p>NZE - New Zeland</text:p>
          </table:table-cell>
          <table:table-cell table:content-validation-name="s4val4" office:value-type="string">
            <text:p>Non-Member</text:p>
          </table:table-cell>
          <table:table-cell table:content-validation-name="s4val1" office:value-type="string">
            <text:p>No</text:p>
          </table:table-cell>
          <table:table-cell office:value-type="string">
            <text:p/>
          </table:table-cell>
          <table:table-cell table:content-validation-name="s4val3" office:value-type="string">
            <text:p>Simple</text:p>
          </table:table-cell>
        </table:table-row>
        <table:table-row table:style-name="ro1" table:number-rows-repeated="9964">
          <table:table-cell table:content-validation-name="s4val2"/>
          <table:table-cell/>
          <table:table-cell/>
          <table:table-cell table:content-validation-name="s4val4"/>
          <table:table-cell table:content-validation-name="s4val1"/>
          <table:table-cell/>
          <table:table-cell table:content-validation-name="s4val3"/>
        </table:table-row>
        <table:table-row table:style-name="ro1">
          <table:table-cell table:content-validation-name="s4val2"/>
          <table:table-cell/>
          <table:table-cell/>
          <table:table-cell table:content-validation-name="s4val4"/>
          <table:table-cell table:content-validation-name="s4val1"/>
          <table:table-cell/>
          <table:table-cell table:content-validation-name="s4val3"/>
        </table:table-row>
      </table:table>
      <table:table table:name="VAT_Region_Translations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VAT Region</text:p>
          </table:table-cell>
          <table:table-cell table:style-name="ce1" office:value-type="string">
            <text:p>VAT Region Description</text:p>
          </table:table-cell>
        </table:table-row>
        <table:table-row table:style-name="ro1" table:number-rows-repeated="10000">
          <table:table-cell table:content-validation-name="s5val1"/>
          <table:table-cell table:content-validation-name="s5val2"/>
          <table:table-cell/>
          <table:table-cell/>
        </table:table-row>
        <table:table-row table:style-name="ro1">
          <table:table-cell table:content-validation-name="s5val1"/>
          <table:table-cell table:content-validation-name="s5val2"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8/13/2014</text:date>, <text:time>11:4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11T02:22:20.77</meta:creation-date>
    <meta:generator>Oracle_Open_Office/3.3$Win32 OpenOffice.org_project/330m7$Build-9552</meta:generator>
    <meta:editing-duration>PT2M27S</meta:editing-duration>
    <meta:editing-cycles>3</meta:editing-cycles>
    <meta:initial-creator>user user</meta:initial-creator>
    <dc:date>2014-08-13T11:42:20.83</dc:date>
    <dc:creator>pankaj bisen</dc:creator>
    <meta:document-statistic meta:table-count="1" meta:cell-count="0" meta:object-count="0"/>
  </office:meta>
</office:document-meta>
</file>